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14d6f80ba699e70e70023b00bddf70d7" style:family="table-column">
      <style:table-column-properties fo:break-before="auto" style:use-optimal-column-width="false" style:column-width="6cm"/>
    </style:style>
    <style:style style:name="odsStyleTableColumn-ab9b414045c91aeb608002d14abf1657" style:family="table-column">
      <style:table-column-properties fo:break-before="auto" style:use-optimal-column-width="false" style:column-width="5cm"/>
    </style:style>
    <style:style style:name="odsStyleTableColumn-22f5238e0c83194557f7221ab764828f" style:family="table-column">
      <style:table-column-properties fo:break-before="auto" style:use-optimal-column-width="false" style:column-width="3cm"/>
    </style:style>
    <style:style style:name="odsStyleTableCell-5857bbf6a1ed24120e1e5cabd06b9f2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f7d1e13186491308b4f58590d9095bf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fd0952f332476b51647118136927ca29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afd1d4b1e0ba18d288f0a44c0f99416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f49ec1cf51f59bbad8a9618b334b86b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84aeacd3ffa055a12aff9fbdf1d9563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14d6f80ba699e70e70023b00bddf70d7" table:default-cell-style-name="Default"/>
        <table:table-column table:style-name="odsStyleTableColumn-ab9b414045c91aeb608002d14abf1657" table:default-cell-style-name="Default"/>
        <table:table-column table:style-name="odsStyleTableColumn-22f5238e0c83194557f7221ab764828f" table:default-cell-style-name="Default"/>
        <table:table-column table:style-name="odsStyleTableColumn-22f5238e0c83194557f7221ab764828f" table:default-cell-style-name="Default"/>
        <table:table-column table:style-name="odsStyleTableColumn-22f5238e0c83194557f7221ab764828f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5857bbf6a1ed24120e1e5cabd06b9f2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f7d1e13186491308b4f58590d9095bf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f7d1e13186491308b4f58590d9095bf7" table:number-columns-spanned="5" table:number-rows-spanned="1" office:value-type="string">
            <text:p>TABLA No. 56-24</text:p>
          </table:table-cell>
          <table:covered-table-cell table:number-columns-repeated="4"/>
        </table:table-row>
        <table:table-row table:style-name="ro1">
          <table:table-cell table:style-name="odsStyleTableCell-f7d1e13186491308b4f58590d9095bf7" table:number-columns-spanned="5" table:number-rows-spanned="1" office:value-type="string">
            <text:p>TABLA DE COTIZACIONES DEL 22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f7d1e13186491308b4f58590d9095bf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fd0952f332476b51647118136927ca29" office:value-type="string">
            <text:p>PAIS</text:p>
          </table:table-cell>
          <table:table-cell table:style-name="odsStyleTableCell-fd0952f332476b51647118136927ca29" office:value-type="string">
            <text:p>UNIDAD MONETARIA</text:p>
          </table:table-cell>
          <table:table-cell table:style-name="odsStyleTableCell-fd0952f332476b51647118136927ca29" office:value-type="string">
            <text:p>MONEDA</text:p>
          </table:table-cell>
          <table:table-cell table:style-name="odsStyleTableCell-fd0952f332476b51647118136927ca29" office:value-type="string">
            <text:p>TIPO DE CAMBIO EN Bs POR UNIDAD DE MONEDA EXTRANJERA</text:p>
          </table:table-cell>
          <table:table-cell table:style-name="odsStyleTableCell-fd0952f332476b51647118136927ca29" office:value-type="string">
            <text:p>TIPO DE CAMBIO EN M.E.</text:p>
          </table:table-cell>
        </table:table-row>
        <table:table-row table:style-name="ro1">
          <table:table-cell table:style-name="odsStyleTableCell-afd1d4b1e0ba18d288f0a44c0f994162" office:value-type="string">
            <text:p>ESTADOS UNIDOS</text:p>
          </table:table-cell>
          <table:table-cell table:style-name="odsStyleTableCell-afd1d4b1e0ba18d288f0a44c0f994162" office:value-type="string">
            <text:p>DOLAR VENTA</text:p>
          </table:table-cell>
          <table:table-cell table:style-name="odsStyleTableCell-afd1d4b1e0ba18d288f0a44c0f994162" office:value-type="string">
            <text:p>USD.VENTA</text:p>
          </table:table-cell>
          <table:table-cell table:style-name="odsStyleTableCell-0f49ec1cf51f59bbad8a9618b334b86b" office:value-type="string">
            <text:p>6.96000</text:p>
          </table:table-cell>
          <table:table-cell table:style-name="odsStyleTableCell-0f49ec1cf51f59bbad8a9618b334b86b" office:value-type="string">
            <text:p/>
          </table:table-cell>
        </table:table-row>
        <table:table-row table:style-name="ro1">
          <table:table-cell table:style-name="odsStyleTableCell-afd1d4b1e0ba18d288f0a44c0f994162" office:value-type="string">
            <text:p>ESTADOS UNIDOS</text:p>
          </table:table-cell>
          <table:table-cell table:style-name="odsStyleTableCell-afd1d4b1e0ba18d288f0a44c0f994162" office:value-type="string">
            <text:p>DOLAR COMPRA</text:p>
          </table:table-cell>
          <table:table-cell table:style-name="odsStyleTableCell-afd1d4b1e0ba18d288f0a44c0f994162" office:value-type="string">
            <text:p>USD.COMPRA</text:p>
          </table:table-cell>
          <table:table-cell table:style-name="odsStyleTableCell-0f49ec1cf51f59bbad8a9618b334b86b" office:value-type="string">
            <text:p>6.86000</text:p>
          </table:table-cell>
          <table:table-cell table:style-name="odsStyleTableCell-0f49ec1cf51f59bbad8a9618b334b86b" office:value-type="string">
            <text:p/>
          </table:table-cell>
        </table:table-row>
        <table:table-row table:style-name="ro1">
          <table:table-cell table:style-name="odsStyleTableCell-afd1d4b1e0ba18d288f0a44c0f994162" office:value-type="string">
            <text:p>UNION EUROPEA</text:p>
          </table:table-cell>
          <table:table-cell table:style-name="odsStyleTableCell-afd1d4b1e0ba18d288f0a44c0f994162" office:value-type="string">
            <text:p>EURO</text:p>
          </table:table-cell>
          <table:table-cell table:style-name="odsStyleTableCell-afd1d4b1e0ba18d288f0a44c0f994162" office:value-type="string">
            <text:p>EUR</text:p>
          </table:table-cell>
          <table:table-cell table:style-name="odsStyleTableCell-0f49ec1cf51f59bbad8a9618b334b86b" office:value-type="string">
            <text:p>7.44794</text:p>
          </table:table-cell>
          <table:table-cell table:style-name="odsStyleTableCell-0f49ec1cf51f59bbad8a9618b334b86b" office:value-type="string">
            <text:p>0.92106</text:p>
          </table:table-cell>
        </table:table-row>
        <table:table-row table:style-name="ro1">
          <table:table-cell table:style-name="odsStyleTableCell-afd1d4b1e0ba18d288f0a44c0f994162" office:value-type="string">
            <text:p>JAPON</text:p>
          </table:table-cell>
          <table:table-cell table:style-name="odsStyleTableCell-afd1d4b1e0ba18d288f0a44c0f994162" office:value-type="string">
            <text:p>YEN</text:p>
          </table:table-cell>
          <table:table-cell table:style-name="odsStyleTableCell-afd1d4b1e0ba18d288f0a44c0f994162" office:value-type="string">
            <text:p>JPY</text:p>
          </table:table-cell>
          <table:table-cell table:style-name="odsStyleTableCell-0f49ec1cf51f59bbad8a9618b334b86b" office:value-type="string">
            <text:p>0.04522</text:p>
          </table:table-cell>
          <table:table-cell table:style-name="odsStyleTableCell-0f49ec1cf51f59bbad8a9618b334b86b" office:value-type="string">
            <text:p>151.71000</text:p>
          </table:table-cell>
        </table:table-row>
        <table:table-row table:style-name="ro1">
          <table:table-cell table:style-name="odsStyleTableCell-afd1d4b1e0ba18d288f0a44c0f994162" office:value-type="string">
            <text:p>ARABIA SAUDITA</text:p>
          </table:table-cell>
          <table:table-cell table:style-name="odsStyleTableCell-afd1d4b1e0ba18d288f0a44c0f994162" office:value-type="string">
            <text:p>RIYAL SAUDÍ</text:p>
          </table:table-cell>
          <table:table-cell table:style-name="odsStyleTableCell-afd1d4b1e0ba18d288f0a44c0f994162" office:value-type="string">
            <text:p>SAR</text:p>
          </table:table-cell>
          <table:table-cell table:style-name="odsStyleTableCell-0f49ec1cf51f59bbad8a9618b334b86b" office:value-type="string">
            <text:p>1.82914</text:p>
          </table:table-cell>
          <table:table-cell table:style-name="odsStyleTableCell-0f49ec1cf51f59bbad8a9618b334b86b" office:value-type="string">
            <text:p>3.75040</text:p>
          </table:table-cell>
        </table:table-row>
        <table:table-row table:style-name="ro1">
          <table:table-cell table:style-name="odsStyleTableCell-afd1d4b1e0ba18d288f0a44c0f994162" office:value-type="string">
            <text:p>ARGELIA</text:p>
          </table:table-cell>
          <table:table-cell table:style-name="odsStyleTableCell-afd1d4b1e0ba18d288f0a44c0f994162" office:value-type="string">
            <text:p>DINAR ARGELINO</text:p>
          </table:table-cell>
          <table:table-cell table:style-name="odsStyleTableCell-afd1d4b1e0ba18d288f0a44c0f994162" office:value-type="string">
            <text:p>DZD</text:p>
          </table:table-cell>
          <table:table-cell table:style-name="odsStyleTableCell-0f49ec1cf51f59bbad8a9618b334b86b" office:value-type="string">
            <text:p>0.05104</text:p>
          </table:table-cell>
          <table:table-cell table:style-name="odsStyleTableCell-0f49ec1cf51f59bbad8a9618b334b86b" office:value-type="string">
            <text:p>134.40080</text:p>
          </table:table-cell>
        </table:table-row>
        <table:table-row table:style-name="ro1">
          <table:table-cell table:style-name="odsStyleTableCell-afd1d4b1e0ba18d288f0a44c0f994162" office:value-type="string">
            <text:p>ARGENTINA</text:p>
          </table:table-cell>
          <table:table-cell table:style-name="odsStyleTableCell-afd1d4b1e0ba18d288f0a44c0f994162" office:value-type="string">
            <text:p>PESO</text:p>
          </table:table-cell>
          <table:table-cell table:style-name="odsStyleTableCell-afd1d4b1e0ba18d288f0a44c0f994162" office:value-type="string">
            <text:p>ARS</text:p>
          </table:table-cell>
          <table:table-cell table:style-name="odsStyleTableCell-0f49ec1cf51f59bbad8a9618b334b86b" office:value-type="string">
            <text:p>0.00803</text:p>
          </table:table-cell>
          <table:table-cell table:style-name="odsStyleTableCell-0f49ec1cf51f59bbad8a9618b334b86b" office:value-type="string">
            <text:p>854.25000</text:p>
          </table:table-cell>
        </table:table-row>
        <table:table-row table:style-name="ro1">
          <table:table-cell table:style-name="odsStyleTableCell-afd1d4b1e0ba18d288f0a44c0f994162" office:value-type="string">
            <text:p>AUSTRALIA</text:p>
          </table:table-cell>
          <table:table-cell table:style-name="odsStyleTableCell-afd1d4b1e0ba18d288f0a44c0f994162" office:value-type="string">
            <text:p>DÓLAR</text:p>
          </table:table-cell>
          <table:table-cell table:style-name="odsStyleTableCell-afd1d4b1e0ba18d288f0a44c0f994162" office:value-type="string">
            <text:p>AUD</text:p>
          </table:table-cell>
          <table:table-cell table:style-name="odsStyleTableCell-0f49ec1cf51f59bbad8a9618b334b86b" office:value-type="string">
            <text:p>4.50566</text:p>
          </table:table-cell>
          <table:table-cell table:style-name="odsStyleTableCell-0f49ec1cf51f59bbad8a9618b334b86b" office:value-type="string">
            <text:p>1.52253</text:p>
          </table:table-cell>
        </table:table-row>
        <table:table-row table:style-name="ro1">
          <table:table-cell table:style-name="odsStyleTableCell-afd1d4b1e0ba18d288f0a44c0f994162" office:value-type="string">
            <text:p>BRASIL</text:p>
          </table:table-cell>
          <table:table-cell table:style-name="odsStyleTableCell-afd1d4b1e0ba18d288f0a44c0f994162" office:value-type="string">
            <text:p>REAL</text:p>
          </table:table-cell>
          <table:table-cell table:style-name="odsStyleTableCell-afd1d4b1e0ba18d288f0a44c0f994162" office:value-type="string">
            <text:p>BRL</text:p>
          </table:table-cell>
          <table:table-cell table:style-name="odsStyleTableCell-0f49ec1cf51f59bbad8a9618b334b86b" office:value-type="string">
            <text:p>1.37762</text:p>
          </table:table-cell>
          <table:table-cell table:style-name="odsStyleTableCell-0f49ec1cf51f59bbad8a9618b334b86b" office:value-type="string">
            <text:p>4.97960</text:p>
          </table:table-cell>
        </table:table-row>
        <table:table-row table:style-name="ro1">
          <table:table-cell table:style-name="odsStyleTableCell-afd1d4b1e0ba18d288f0a44c0f994162" office:value-type="string">
            <text:p>CANADA</text:p>
          </table:table-cell>
          <table:table-cell table:style-name="odsStyleTableCell-afd1d4b1e0ba18d288f0a44c0f994162" office:value-type="string">
            <text:p>DÓLAR</text:p>
          </table:table-cell>
          <table:table-cell table:style-name="odsStyleTableCell-afd1d4b1e0ba18d288f0a44c0f994162" office:value-type="string">
            <text:p>CAD</text:p>
          </table:table-cell>
          <table:table-cell table:style-name="odsStyleTableCell-0f49ec1cf51f59bbad8a9618b334b86b" office:value-type="string">
            <text:p>5.06946</text:p>
          </table:table-cell>
          <table:table-cell table:style-name="odsStyleTableCell-0f49ec1cf51f59bbad8a9618b334b86b" office:value-type="string">
            <text:p>1.35320</text:p>
          </table:table-cell>
        </table:table-row>
        <table:table-row table:style-name="ro1">
          <table:table-cell table:style-name="odsStyleTableCell-afd1d4b1e0ba18d288f0a44c0f994162" office:value-type="string">
            <text:p>CHILE</text:p>
          </table:table-cell>
          <table:table-cell table:style-name="odsStyleTableCell-afd1d4b1e0ba18d288f0a44c0f994162" office:value-type="string">
            <text:p>PESO</text:p>
          </table:table-cell>
          <table:table-cell table:style-name="odsStyleTableCell-afd1d4b1e0ba18d288f0a44c0f994162" office:value-type="string">
            <text:p>CLP</text:p>
          </table:table-cell>
          <table:table-cell table:style-name="odsStyleTableCell-0f49ec1cf51f59bbad8a9618b334b86b" office:value-type="string">
            <text:p>0.00706</text:p>
          </table:table-cell>
          <table:table-cell table:style-name="odsStyleTableCell-0f49ec1cf51f59bbad8a9618b334b86b" office:value-type="string">
            <text:p>972.07000</text:p>
          </table:table-cell>
        </table:table-row>
        <table:table-row table:style-name="ro1">
          <table:table-cell table:style-name="odsStyleTableCell-afd1d4b1e0ba18d288f0a44c0f994162" office:value-type="string">
            <text:p>COLOMBIA</text:p>
          </table:table-cell>
          <table:table-cell table:style-name="odsStyleTableCell-afd1d4b1e0ba18d288f0a44c0f994162" office:value-type="string">
            <text:p>PESO</text:p>
          </table:table-cell>
          <table:table-cell table:style-name="odsStyleTableCell-afd1d4b1e0ba18d288f0a44c0f994162" office:value-type="string">
            <text:p>COP</text:p>
          </table:table-cell>
          <table:table-cell table:style-name="odsStyleTableCell-0f49ec1cf51f59bbad8a9618b334b86b" office:value-type="string">
            <text:p>0.00176</text:p>
          </table:table-cell>
          <table:table-cell table:style-name="odsStyleTableCell-0f49ec1cf51f59bbad8a9618b334b86b" office:value-type="string">
            <text:p>3,901.61000</text:p>
          </table:table-cell>
        </table:table-row>
        <table:table-row table:style-name="ro1">
          <table:table-cell table:style-name="odsStyleTableCell-afd1d4b1e0ba18d288f0a44c0f994162" office:value-type="string">
            <text:p>COREA DEL SUR</text:p>
          </table:table-cell>
          <table:table-cell table:style-name="odsStyleTableCell-afd1d4b1e0ba18d288f0a44c0f994162" office:value-type="string">
            <text:p>WON</text:p>
          </table:table-cell>
          <table:table-cell table:style-name="odsStyleTableCell-afd1d4b1e0ba18d288f0a44c0f994162" office:value-type="string">
            <text:p>KRW</text:p>
          </table:table-cell>
          <table:table-cell table:style-name="odsStyleTableCell-0f49ec1cf51f59bbad8a9618b334b86b" office:value-type="string">
            <text:p>0.00519</text:p>
          </table:table-cell>
          <table:table-cell table:style-name="odsStyleTableCell-0f49ec1cf51f59bbad8a9618b334b86b" office:value-type="string">
            <text:p>1,322.43000</text:p>
          </table:table-cell>
        </table:table-row>
        <table:table-row table:style-name="ro1">
          <table:table-cell table:style-name="odsStyleTableCell-afd1d4b1e0ba18d288f0a44c0f994162" office:value-type="string">
            <text:p>COSTA RICA</text:p>
          </table:table-cell>
          <table:table-cell table:style-name="odsStyleTableCell-afd1d4b1e0ba18d288f0a44c0f994162" office:value-type="string">
            <text:p>COLON COSTARRICENSE</text:p>
          </table:table-cell>
          <table:table-cell table:style-name="odsStyleTableCell-afd1d4b1e0ba18d288f0a44c0f994162" office:value-type="string">
            <text:p>CRC</text:p>
          </table:table-cell>
          <table:table-cell table:style-name="odsStyleTableCell-0f49ec1cf51f59bbad8a9618b334b86b" office:value-type="string">
            <text:p>0.01359</text:p>
          </table:table-cell>
          <table:table-cell table:style-name="odsStyleTableCell-0f49ec1cf51f59bbad8a9618b334b86b" office:value-type="string">
            <text:p>504.84000</text:p>
          </table:table-cell>
        </table:table-row>
        <table:table-row table:style-name="ro1">
          <table:table-cell table:style-name="odsStyleTableCell-afd1d4b1e0ba18d288f0a44c0f994162" office:value-type="string">
            <text:p>REPUBLICA CHECA</text:p>
          </table:table-cell>
          <table:table-cell table:style-name="odsStyleTableCell-afd1d4b1e0ba18d288f0a44c0f994162" office:value-type="string">
            <text:p>CORONA CHECA</text:p>
          </table:table-cell>
          <table:table-cell table:style-name="odsStyleTableCell-afd1d4b1e0ba18d288f0a44c0f994162" office:value-type="string">
            <text:p>CZK</text:p>
          </table:table-cell>
          <table:table-cell table:style-name="odsStyleTableCell-0f49ec1cf51f59bbad8a9618b334b86b" office:value-type="string">
            <text:p>0.29430</text:p>
          </table:table-cell>
          <table:table-cell table:style-name="odsStyleTableCell-0f49ec1cf51f59bbad8a9618b334b86b" office:value-type="string">
            <text:p>23.30990</text:p>
          </table:table-cell>
        </table:table-row>
        <table:table-row table:style-name="ro1">
          <table:table-cell table:style-name="odsStyleTableCell-afd1d4b1e0ba18d288f0a44c0f994162" office:value-type="string">
            <text:p>DINAMARCA</text:p>
          </table:table-cell>
          <table:table-cell table:style-name="odsStyleTableCell-afd1d4b1e0ba18d288f0a44c0f994162" office:value-type="string">
            <text:p>CORONA</text:p>
          </table:table-cell>
          <table:table-cell table:style-name="odsStyleTableCell-afd1d4b1e0ba18d288f0a44c0f994162" office:value-type="string">
            <text:p>DKK</text:p>
          </table:table-cell>
          <table:table-cell table:style-name="odsStyleTableCell-0f49ec1cf51f59bbad8a9618b334b86b" office:value-type="string">
            <text:p>0.99865</text:p>
          </table:table-cell>
          <table:table-cell table:style-name="odsStyleTableCell-0f49ec1cf51f59bbad8a9618b334b86b" office:value-type="string">
            <text:p>6.86930</text:p>
          </table:table-cell>
        </table:table-row>
        <table:table-row table:style-name="ro1">
          <table:table-cell table:style-name="odsStyleTableCell-afd1d4b1e0ba18d288f0a44c0f994162" office:value-type="string">
            <text:p>ECUADOR</text:p>
          </table:table-cell>
          <table:table-cell table:style-name="odsStyleTableCell-afd1d4b1e0ba18d288f0a44c0f994162" office:value-type="string">
            <text:p>DÓLAR</text:p>
          </table:table-cell>
          <table:table-cell table:style-name="odsStyleTableCell-afd1d4b1e0ba18d288f0a44c0f994162" office:value-type="string">
            <text:p>USD</text:p>
          </table:table-cell>
          <table:table-cell table:style-name="odsStyleTableCell-0f49ec1cf51f59bbad8a9618b334b86b" office:value-type="string">
            <text:p>6.86000</text:p>
          </table:table-cell>
          <table:table-cell table:style-name="odsStyleTableCell-0f49ec1cf51f59bbad8a9618b334b86b" office:value-type="string">
            <text:p>1.00000</text:p>
          </table:table-cell>
        </table:table-row>
        <table:table-row table:style-name="ro1">
          <table:table-cell table:style-name="odsStyleTableCell-afd1d4b1e0ba18d288f0a44c0f994162" office:value-type="string">
            <text:p>EMIRATOS ARABES</text:p>
          </table:table-cell>
          <table:table-cell table:style-name="odsStyleTableCell-afd1d4b1e0ba18d288f0a44c0f994162" office:value-type="string">
            <text:p>DIRHAM</text:p>
          </table:table-cell>
          <table:table-cell table:style-name="odsStyleTableCell-afd1d4b1e0ba18d288f0a44c0f994162" office:value-type="string">
            <text:p>AED</text:p>
          </table:table-cell>
          <table:table-cell table:style-name="odsStyleTableCell-0f49ec1cf51f59bbad8a9618b334b86b" office:value-type="string">
            <text:p>1.86794</text:p>
          </table:table-cell>
          <table:table-cell table:style-name="odsStyleTableCell-0f49ec1cf51f59bbad8a9618b334b86b" office:value-type="string">
            <text:p>3.67250</text:p>
          </table:table-cell>
        </table:table-row>
        <table:table-row table:style-name="ro1">
          <table:table-cell table:style-name="odsStyleTableCell-afd1d4b1e0ba18d288f0a44c0f994162" office:value-type="string">
            <text:p>FILIPINAS</text:p>
          </table:table-cell>
          <table:table-cell table:style-name="odsStyleTableCell-afd1d4b1e0ba18d288f0a44c0f994162" office:value-type="string">
            <text:p>PESO FILIPINO</text:p>
          </table:table-cell>
          <table:table-cell table:style-name="odsStyleTableCell-afd1d4b1e0ba18d288f0a44c0f994162" office:value-type="string">
            <text:p>PHP</text:p>
          </table:table-cell>
          <table:table-cell table:style-name="odsStyleTableCell-0f49ec1cf51f59bbad8a9618b334b86b" office:value-type="string">
            <text:p>0.12243</text:p>
          </table:table-cell>
          <table:table-cell table:style-name="odsStyleTableCell-0f49ec1cf51f59bbad8a9618b334b86b" office:value-type="string">
            <text:p>56.03400</text:p>
          </table:table-cell>
        </table:table-row>
        <table:table-row table:style-name="ro1">
          <table:table-cell table:style-name="odsStyleTableCell-afd1d4b1e0ba18d288f0a44c0f994162" office:value-type="string">
            <text:p>HAITÍ</text:p>
          </table:table-cell>
          <table:table-cell table:style-name="odsStyleTableCell-afd1d4b1e0ba18d288f0a44c0f994162" office:value-type="string">
            <text:p>GOURDE</text:p>
          </table:table-cell>
          <table:table-cell table:style-name="odsStyleTableCell-afd1d4b1e0ba18d288f0a44c0f994162" office:value-type="string">
            <text:p>HTG</text:p>
          </table:table-cell>
          <table:table-cell table:style-name="odsStyleTableCell-0f49ec1cf51f59bbad8a9618b334b86b" office:value-type="string">
            <text:p>0.05185</text:p>
          </table:table-cell>
          <table:table-cell table:style-name="odsStyleTableCell-0f49ec1cf51f59bbad8a9618b334b86b" office:value-type="string">
            <text:p>132.30770</text:p>
          </table:table-cell>
        </table:table-row>
        <table:table-row table:style-name="ro1">
          <table:table-cell table:style-name="odsStyleTableCell-afd1d4b1e0ba18d288f0a44c0f994162" office:value-type="string">
            <text:p>HONG KONG</text:p>
          </table:table-cell>
          <table:table-cell table:style-name="odsStyleTableCell-afd1d4b1e0ba18d288f0a44c0f994162" office:value-type="string">
            <text:p>DÓLAR</text:p>
          </table:table-cell>
          <table:table-cell table:style-name="odsStyleTableCell-afd1d4b1e0ba18d288f0a44c0f994162" office:value-type="string">
            <text:p>HKD</text:p>
          </table:table-cell>
          <table:table-cell table:style-name="odsStyleTableCell-0f49ec1cf51f59bbad8a9618b334b86b" office:value-type="string">
            <text:p>0.87710</text:p>
          </table:table-cell>
          <table:table-cell table:style-name="odsStyleTableCell-0f49ec1cf51f59bbad8a9618b334b86b" office:value-type="string">
            <text:p>7.82120</text:p>
          </table:table-cell>
        </table:table-row>
        <table:table-row table:style-name="ro1">
          <table:table-cell table:style-name="odsStyleTableCell-afd1d4b1e0ba18d288f0a44c0f994162" office:value-type="string">
            <text:p>INDIA</text:p>
          </table:table-cell>
          <table:table-cell table:style-name="odsStyleTableCell-afd1d4b1e0ba18d288f0a44c0f994162" office:value-type="string">
            <text:p>RUPIA</text:p>
          </table:table-cell>
          <table:table-cell table:style-name="odsStyleTableCell-afd1d4b1e0ba18d288f0a44c0f994162" office:value-type="string">
            <text:p>INR</text:p>
          </table:table-cell>
          <table:table-cell table:style-name="odsStyleTableCell-0f49ec1cf51f59bbad8a9618b334b86b" office:value-type="string">
            <text:p>0.08250</text:p>
          </table:table-cell>
          <table:table-cell table:style-name="odsStyleTableCell-0f49ec1cf51f59bbad8a9618b334b86b" office:value-type="string">
            <text:p>83.15370</text:p>
          </table:table-cell>
        </table:table-row>
        <table:table-row table:style-name="ro1">
          <table:table-cell table:style-name="odsStyleTableCell-afd1d4b1e0ba18d288f0a44c0f994162" office:value-type="string">
            <text:p>INDONESIA</text:p>
          </table:table-cell>
          <table:table-cell table:style-name="odsStyleTableCell-afd1d4b1e0ba18d288f0a44c0f994162" office:value-type="string">
            <text:p>RUPIA INDONESIA</text:p>
          </table:table-cell>
          <table:table-cell table:style-name="odsStyleTableCell-afd1d4b1e0ba18d288f0a44c0f994162" office:value-type="string">
            <text:p>IDR</text:p>
          </table:table-cell>
          <table:table-cell table:style-name="odsStyleTableCell-0f49ec1cf51f59bbad8a9618b334b86b" office:value-type="string">
            <text:p>0.00044</text:p>
          </table:table-cell>
          <table:table-cell table:style-name="odsStyleTableCell-0f49ec1cf51f59bbad8a9618b334b86b" office:value-type="string">
            <text:p>15,660.00000</text:p>
          </table:table-cell>
        </table:table-row>
        <table:table-row table:style-name="ro1">
          <table:table-cell table:style-name="odsStyleTableCell-afd1d4b1e0ba18d288f0a44c0f994162" office:value-type="string">
            <text:p>ISRAEL</text:p>
          </table:table-cell>
          <table:table-cell table:style-name="odsStyleTableCell-afd1d4b1e0ba18d288f0a44c0f994162" office:value-type="string">
            <text:p>NUEVO SÉQUEL</text:p>
          </table:table-cell>
          <table:table-cell table:style-name="odsStyleTableCell-afd1d4b1e0ba18d288f0a44c0f994162" office:value-type="string">
            <text:p>ILS</text:p>
          </table:table-cell>
          <table:table-cell table:style-name="odsStyleTableCell-0f49ec1cf51f59bbad8a9618b334b86b" office:value-type="string">
            <text:p>1.89996</text:p>
          </table:table-cell>
          <table:table-cell table:style-name="odsStyleTableCell-0f49ec1cf51f59bbad8a9618b334b86b" office:value-type="string">
            <text:p>3.61060</text:p>
          </table:table-cell>
        </table:table-row>
        <table:table-row table:style-name="ro1">
          <table:table-cell table:style-name="odsStyleTableCell-afd1d4b1e0ba18d288f0a44c0f994162" office:value-type="string">
            <text:p>MALASIA</text:p>
          </table:table-cell>
          <table:table-cell table:style-name="odsStyleTableCell-afd1d4b1e0ba18d288f0a44c0f994162" office:value-type="string">
            <text:p>RINGGIT MALAYO</text:p>
          </table:table-cell>
          <table:table-cell table:style-name="odsStyleTableCell-afd1d4b1e0ba18d288f0a44c0f994162" office:value-type="string">
            <text:p>MYR</text:p>
          </table:table-cell>
          <table:table-cell table:style-name="odsStyleTableCell-0f49ec1cf51f59bbad8a9618b334b86b" office:value-type="string">
            <text:p>1.45478</text:p>
          </table:table-cell>
          <table:table-cell table:style-name="odsStyleTableCell-0f49ec1cf51f59bbad8a9618b334b86b" office:value-type="string">
            <text:p>4.71550</text:p>
          </table:table-cell>
        </table:table-row>
        <table:table-row table:style-name="ro1">
          <table:table-cell table:style-name="odsStyleTableCell-afd1d4b1e0ba18d288f0a44c0f994162" office:value-type="string">
            <text:p>MEXICO</text:p>
          </table:table-cell>
          <table:table-cell table:style-name="odsStyleTableCell-afd1d4b1e0ba18d288f0a44c0f994162" office:value-type="string">
            <text:p>PESO</text:p>
          </table:table-cell>
          <table:table-cell table:style-name="odsStyleTableCell-afd1d4b1e0ba18d288f0a44c0f994162" office:value-type="string">
            <text:p>MXN</text:p>
          </table:table-cell>
          <table:table-cell table:style-name="odsStyleTableCell-0f49ec1cf51f59bbad8a9618b334b86b" office:value-type="string">
            <text:p>0.40962</text:p>
          </table:table-cell>
          <table:table-cell table:style-name="odsStyleTableCell-0f49ec1cf51f59bbad8a9618b334b86b" office:value-type="string">
            <text:p>16.74720</text:p>
          </table:table-cell>
        </table:table-row>
        <table:table-row table:style-name="ro1">
          <table:table-cell table:style-name="odsStyleTableCell-afd1d4b1e0ba18d288f0a44c0f994162" office:value-type="string">
            <text:p>NORUEGA</text:p>
          </table:table-cell>
          <table:table-cell table:style-name="odsStyleTableCell-afd1d4b1e0ba18d288f0a44c0f994162" office:value-type="string">
            <text:p>CORONA</text:p>
          </table:table-cell>
          <table:table-cell table:style-name="odsStyleTableCell-afd1d4b1e0ba18d288f0a44c0f994162" office:value-type="string">
            <text:p>NOK</text:p>
          </table:table-cell>
          <table:table-cell table:style-name="odsStyleTableCell-0f49ec1cf51f59bbad8a9618b334b86b" office:value-type="string">
            <text:p>0.64306</text:p>
          </table:table-cell>
          <table:table-cell table:style-name="odsStyleTableCell-0f49ec1cf51f59bbad8a9618b334b86b" office:value-type="string">
            <text:p>10.66780</text:p>
          </table:table-cell>
        </table:table-row>
        <table:table-row table:style-name="ro1">
          <table:table-cell table:style-name="odsStyleTableCell-afd1d4b1e0ba18d288f0a44c0f994162" office:value-type="string">
            <text:p>PANAMÁ</text:p>
          </table:table-cell>
          <table:table-cell table:style-name="odsStyleTableCell-afd1d4b1e0ba18d288f0a44c0f994162" office:value-type="string">
            <text:p>BALBOA</text:p>
          </table:table-cell>
          <table:table-cell table:style-name="odsStyleTableCell-afd1d4b1e0ba18d288f0a44c0f994162" office:value-type="string">
            <text:p>PAB</text:p>
          </table:table-cell>
          <table:table-cell table:style-name="odsStyleTableCell-0f49ec1cf51f59bbad8a9618b334b86b" office:value-type="string">
            <text:p>6.86000</text:p>
          </table:table-cell>
          <table:table-cell table:style-name="odsStyleTableCell-0f49ec1cf51f59bbad8a9618b334b86b" office:value-type="string">
            <text:p>1.00000</text:p>
          </table:table-cell>
        </table:table-row>
        <table:table-row table:style-name="ro1">
          <table:table-cell table:style-name="odsStyleTableCell-afd1d4b1e0ba18d288f0a44c0f994162" office:value-type="string">
            <text:p>PARAGUAY</text:p>
          </table:table-cell>
          <table:table-cell table:style-name="odsStyleTableCell-afd1d4b1e0ba18d288f0a44c0f994162" office:value-type="string">
            <text:p>GUARANI</text:p>
          </table:table-cell>
          <table:table-cell table:style-name="odsStyleTableCell-afd1d4b1e0ba18d288f0a44c0f994162" office:value-type="string">
            <text:p>PYG</text:p>
          </table:table-cell>
          <table:table-cell table:style-name="odsStyleTableCell-0f49ec1cf51f59bbad8a9618b334b86b" office:value-type="string">
            <text:p>0.00093</text:p>
          </table:table-cell>
          <table:table-cell table:style-name="odsStyleTableCell-0f49ec1cf51f59bbad8a9618b334b86b" office:value-type="string">
            <text:p>7,339.30000</text:p>
          </table:table-cell>
        </table:table-row>
        <table:table-row table:style-name="ro1">
          <table:table-cell table:style-name="odsStyleTableCell-afd1d4b1e0ba18d288f0a44c0f994162" office:value-type="string">
            <text:p>PERU</text:p>
          </table:table-cell>
          <table:table-cell table:style-name="odsStyleTableCell-afd1d4b1e0ba18d288f0a44c0f994162" office:value-type="string">
            <text:p>NUEVO SOL</text:p>
          </table:table-cell>
          <table:table-cell table:style-name="odsStyleTableCell-afd1d4b1e0ba18d288f0a44c0f994162" office:value-type="string">
            <text:p>PEN</text:p>
          </table:table-cell>
          <table:table-cell table:style-name="odsStyleTableCell-0f49ec1cf51f59bbad8a9618b334b86b" office:value-type="string">
            <text:p>1.86034</text:p>
          </table:table-cell>
          <table:table-cell table:style-name="odsStyleTableCell-0f49ec1cf51f59bbad8a9618b334b86b" office:value-type="string">
            <text:p>3.68750</text:p>
          </table:table-cell>
        </table:table-row>
        <table:table-row table:style-name="ro1">
          <table:table-cell table:style-name="odsStyleTableCell-afd1d4b1e0ba18d288f0a44c0f994162" office:value-type="string">
            <text:p>REINO UNIDO</text:p>
          </table:table-cell>
          <table:table-cell table:style-name="odsStyleTableCell-afd1d4b1e0ba18d288f0a44c0f994162" office:value-type="string">
            <text:p>LIBRA</text:p>
          </table:table-cell>
          <table:table-cell table:style-name="odsStyleTableCell-afd1d4b1e0ba18d288f0a44c0f994162" office:value-type="string">
            <text:p>GBP</text:p>
          </table:table-cell>
          <table:table-cell table:style-name="odsStyleTableCell-0f49ec1cf51f59bbad8a9618b334b86b" office:value-type="string">
            <text:p>8.67992</text:p>
          </table:table-cell>
          <table:table-cell table:style-name="odsStyleTableCell-0f49ec1cf51f59bbad8a9618b334b86b" office:value-type="string">
            <text:p>0.79033</text:p>
          </table:table-cell>
        </table:table-row>
        <table:table-row table:style-name="ro1">
          <table:table-cell table:style-name="odsStyleTableCell-afd1d4b1e0ba18d288f0a44c0f994162" office:value-type="string">
            <text:p>REPÚBLICA DOMINICANA</text:p>
          </table:table-cell>
          <table:table-cell table:style-name="odsStyleTableCell-afd1d4b1e0ba18d288f0a44c0f994162" office:value-type="string">
            <text:p>PESO DOMINICANO</text:p>
          </table:table-cell>
          <table:table-cell table:style-name="odsStyleTableCell-afd1d4b1e0ba18d288f0a44c0f994162" office:value-type="string">
            <text:p>DOP</text:p>
          </table:table-cell>
          <table:table-cell table:style-name="odsStyleTableCell-0f49ec1cf51f59bbad8a9618b334b86b" office:value-type="string">
            <text:p>0.11626</text:p>
          </table:table-cell>
          <table:table-cell table:style-name="odsStyleTableCell-0f49ec1cf51f59bbad8a9618b334b86b" office:value-type="string">
            <text:p>59.00800</text:p>
          </table:table-cell>
        </table:table-row>
        <table:table-row table:style-name="ro1">
          <table:table-cell table:style-name="odsStyleTableCell-afd1d4b1e0ba18d288f0a44c0f994162" office:value-type="string">
            <text:p>REP.POPULAR CHINA</text:p>
          </table:table-cell>
          <table:table-cell table:style-name="odsStyleTableCell-afd1d4b1e0ba18d288f0a44c0f994162" office:value-type="string">
            <text:p>YUAN RENMINBI OFFSHORE</text:p>
          </table:table-cell>
          <table:table-cell table:style-name="odsStyleTableCell-afd1d4b1e0ba18d288f0a44c0f994162" office:value-type="string">
            <text:p>CNH</text:p>
          </table:table-cell>
          <table:table-cell table:style-name="odsStyleTableCell-0f49ec1cf51f59bbad8a9618b334b86b" office:value-type="string">
            <text:p>0.94984</text:p>
          </table:table-cell>
          <table:table-cell table:style-name="odsStyleTableCell-0f49ec1cf51f59bbad8a9618b334b86b" office:value-type="string">
            <text:p>7.22230</text:p>
          </table:table-cell>
        </table:table-row>
        <table:table-row table:style-name="ro1">
          <table:table-cell table:style-name="odsStyleTableCell-afd1d4b1e0ba18d288f0a44c0f994162" office:value-type="string">
            <text:p>RUSIA</text:p>
          </table:table-cell>
          <table:table-cell table:style-name="odsStyleTableCell-afd1d4b1e0ba18d288f0a44c0f994162" office:value-type="string">
            <text:p>RUBLO RUSO</text:p>
          </table:table-cell>
          <table:table-cell table:style-name="odsStyleTableCell-afd1d4b1e0ba18d288f0a44c0f994162" office:value-type="string">
            <text:p>RUB</text:p>
          </table:table-cell>
          <table:table-cell table:style-name="odsStyleTableCell-0f49ec1cf51f59bbad8a9618b334b86b" office:value-type="string">
            <text:p>0.07469</text:p>
          </table:table-cell>
          <table:table-cell table:style-name="odsStyleTableCell-0f49ec1cf51f59bbad8a9618b334b86b" office:value-type="string">
            <text:p>91.85000</text:p>
          </table:table-cell>
        </table:table-row>
        <table:table-row table:style-name="ro1">
          <table:table-cell table:style-name="odsStyleTableCell-afd1d4b1e0ba18d288f0a44c0f994162" office:value-type="string">
            <text:p>SINGAPUR</text:p>
          </table:table-cell>
          <table:table-cell table:style-name="odsStyleTableCell-afd1d4b1e0ba18d288f0a44c0f994162" office:value-type="string">
            <text:p>DÓLAR</text:p>
          </table:table-cell>
          <table:table-cell table:style-name="odsStyleTableCell-afd1d4b1e0ba18d288f0a44c0f994162" office:value-type="string">
            <text:p>SGD</text:p>
          </table:table-cell>
          <table:table-cell table:style-name="odsStyleTableCell-0f49ec1cf51f59bbad8a9618b334b86b" office:value-type="string">
            <text:p>5.10417</text:p>
          </table:table-cell>
          <table:table-cell table:style-name="odsStyleTableCell-0f49ec1cf51f59bbad8a9618b334b86b" office:value-type="string">
            <text:p>1.34400</text:p>
          </table:table-cell>
        </table:table-row>
        <table:table-row table:style-name="ro1">
          <table:table-cell table:style-name="odsStyleTableCell-afd1d4b1e0ba18d288f0a44c0f994162" office:value-type="string">
            <text:p>SUDÁFRICA</text:p>
          </table:table-cell>
          <table:table-cell table:style-name="odsStyleTableCell-afd1d4b1e0ba18d288f0a44c0f994162" office:value-type="string">
            <text:p>RAND</text:p>
          </table:table-cell>
          <table:table-cell table:style-name="odsStyleTableCell-afd1d4b1e0ba18d288f0a44c0f994162" office:value-type="string">
            <text:p>ZAR</text:p>
          </table:table-cell>
          <table:table-cell table:style-name="odsStyleTableCell-0f49ec1cf51f59bbad8a9618b334b86b" office:value-type="string">
            <text:p>0.36435</text:p>
          </table:table-cell>
          <table:table-cell table:style-name="odsStyleTableCell-0f49ec1cf51f59bbad8a9618b334b86b" office:value-type="string">
            <text:p>18.82780</text:p>
          </table:table-cell>
        </table:table-row>
        <table:table-row table:style-name="ro1">
          <table:table-cell table:style-name="odsStyleTableCell-afd1d4b1e0ba18d288f0a44c0f994162" office:value-type="string">
            <text:p>SUECIA</text:p>
          </table:table-cell>
          <table:table-cell table:style-name="odsStyleTableCell-afd1d4b1e0ba18d288f0a44c0f994162" office:value-type="string">
            <text:p>CORONA</text:p>
          </table:table-cell>
          <table:table-cell table:style-name="odsStyleTableCell-afd1d4b1e0ba18d288f0a44c0f994162" office:value-type="string">
            <text:p>SEK</text:p>
          </table:table-cell>
          <table:table-cell table:style-name="odsStyleTableCell-0f49ec1cf51f59bbad8a9618b334b86b" office:value-type="string">
            <text:p>0.65529</text:p>
          </table:table-cell>
          <table:table-cell table:style-name="odsStyleTableCell-0f49ec1cf51f59bbad8a9618b334b86b" office:value-type="string">
            <text:p>10.46870</text:p>
          </table:table-cell>
        </table:table-row>
        <table:table-row table:style-name="ro1">
          <table:table-cell table:style-name="odsStyleTableCell-afd1d4b1e0ba18d288f0a44c0f994162" office:value-type="string">
            <text:p>SUIZA</text:p>
          </table:table-cell>
          <table:table-cell table:style-name="odsStyleTableCell-afd1d4b1e0ba18d288f0a44c0f994162" office:value-type="string">
            <text:p>FRANCO</text:p>
          </table:table-cell>
          <table:table-cell table:style-name="odsStyleTableCell-afd1d4b1e0ba18d288f0a44c0f994162" office:value-type="string">
            <text:p>CHF</text:p>
          </table:table-cell>
          <table:table-cell table:style-name="odsStyleTableCell-0f49ec1cf51f59bbad8a9618b334b86b" office:value-type="string">
            <text:p>7.63580</text:p>
          </table:table-cell>
          <table:table-cell table:style-name="odsStyleTableCell-0f49ec1cf51f59bbad8a9618b334b86b" office:value-type="string">
            <text:p>0.89840</text:p>
          </table:table-cell>
        </table:table-row>
        <table:table-row table:style-name="ro1">
          <table:table-cell table:style-name="odsStyleTableCell-afd1d4b1e0ba18d288f0a44c0f994162" office:value-type="string">
            <text:p>TAILANDIA</text:p>
          </table:table-cell>
          <table:table-cell table:style-name="odsStyleTableCell-afd1d4b1e0ba18d288f0a44c0f994162" office:value-type="string">
            <text:p>THAI BAHT</text:p>
          </table:table-cell>
          <table:table-cell table:style-name="odsStyleTableCell-afd1d4b1e0ba18d288f0a44c0f994162" office:value-type="string">
            <text:p>THB</text:p>
          </table:table-cell>
          <table:table-cell table:style-name="odsStyleTableCell-0f49ec1cf51f59bbad8a9618b334b86b" office:value-type="string">
            <text:p>0.18889</text:p>
          </table:table-cell>
          <table:table-cell table:style-name="odsStyleTableCell-0f49ec1cf51f59bbad8a9618b334b86b" office:value-type="string">
            <text:p>36.31800</text:p>
          </table:table-cell>
        </table:table-row>
        <table:table-row table:style-name="ro1">
          <table:table-cell table:style-name="odsStyleTableCell-afd1d4b1e0ba18d288f0a44c0f994162" office:value-type="string">
            <text:p>TAIWAN</text:p>
          </table:table-cell>
          <table:table-cell table:style-name="odsStyleTableCell-afd1d4b1e0ba18d288f0a44c0f994162" office:value-type="string">
            <text:p>DÓLAR</text:p>
          </table:table-cell>
          <table:table-cell table:style-name="odsStyleTableCell-afd1d4b1e0ba18d288f0a44c0f994162" office:value-type="string">
            <text:p>TWD</text:p>
          </table:table-cell>
          <table:table-cell table:style-name="odsStyleTableCell-0f49ec1cf51f59bbad8a9618b334b86b" office:value-type="string">
            <text:p>0.21528</text:p>
          </table:table-cell>
          <table:table-cell table:style-name="odsStyleTableCell-0f49ec1cf51f59bbad8a9618b334b86b" office:value-type="string">
            <text:p>31.86500</text:p>
          </table:table-cell>
        </table:table-row>
        <table:table-row table:style-name="ro1">
          <table:table-cell table:style-name="odsStyleTableCell-afd1d4b1e0ba18d288f0a44c0f994162" office:value-type="string">
            <text:p>TÚNEZ</text:p>
          </table:table-cell>
          <table:table-cell table:style-name="odsStyleTableCell-afd1d4b1e0ba18d288f0a44c0f994162" office:value-type="string">
            <text:p>DINAR TUNECINO</text:p>
          </table:table-cell>
          <table:table-cell table:style-name="odsStyleTableCell-afd1d4b1e0ba18d288f0a44c0f994162" office:value-type="string">
            <text:p>TND</text:p>
          </table:table-cell>
          <table:table-cell table:style-name="odsStyleTableCell-0f49ec1cf51f59bbad8a9618b334b86b" office:value-type="string">
            <text:p>2.21041</text:p>
          </table:table-cell>
          <table:table-cell table:style-name="odsStyleTableCell-0f49ec1cf51f59bbad8a9618b334b86b" office:value-type="string">
            <text:p>3.10350</text:p>
          </table:table-cell>
        </table:table-row>
        <table:table-row table:style-name="ro1">
          <table:table-cell table:style-name="odsStyleTableCell-afd1d4b1e0ba18d288f0a44c0f994162" office:value-type="string">
            <text:p>TURQUÍA</text:p>
          </table:table-cell>
          <table:table-cell table:style-name="odsStyleTableCell-afd1d4b1e0ba18d288f0a44c0f994162" office:value-type="string">
            <text:p>LIRA TURCA</text:p>
          </table:table-cell>
          <table:table-cell table:style-name="odsStyleTableCell-afd1d4b1e0ba18d288f0a44c0f994162" office:value-type="string">
            <text:p>TRY</text:p>
          </table:table-cell>
          <table:table-cell table:style-name="odsStyleTableCell-0f49ec1cf51f59bbad8a9618b334b86b" office:value-type="string">
            <text:p>0.21452</text:p>
          </table:table-cell>
          <table:table-cell table:style-name="odsStyleTableCell-0f49ec1cf51f59bbad8a9618b334b86b" office:value-type="string">
            <text:p>31.97830</text:p>
          </table:table-cell>
        </table:table-row>
        <table:table-row table:style-name="ro1">
          <table:table-cell table:style-name="odsStyleTableCell-afd1d4b1e0ba18d288f0a44c0f994162" office:value-type="string">
            <text:p>URUGUAY</text:p>
          </table:table-cell>
          <table:table-cell table:style-name="odsStyleTableCell-afd1d4b1e0ba18d288f0a44c0f994162" office:value-type="string">
            <text:p>PESO</text:p>
          </table:table-cell>
          <table:table-cell table:style-name="odsStyleTableCell-afd1d4b1e0ba18d288f0a44c0f994162" office:value-type="string">
            <text:p>UYU</text:p>
          </table:table-cell>
          <table:table-cell table:style-name="odsStyleTableCell-0f49ec1cf51f59bbad8a9618b334b86b" office:value-type="string">
            <text:p>0.17977</text:p>
          </table:table-cell>
          <table:table-cell table:style-name="odsStyleTableCell-0f49ec1cf51f59bbad8a9618b334b86b" office:value-type="string">
            <text:p>38.15900</text:p>
          </table:table-cell>
        </table:table-row>
        <table:table-row table:style-name="ro1">
          <table:table-cell table:style-name="odsStyleTableCell-afd1d4b1e0ba18d288f0a44c0f994162" office:value-type="string">
            <text:p>VENEZUELA</text:p>
          </table:table-cell>
          <table:table-cell table:style-name="odsStyleTableCell-afd1d4b1e0ba18d288f0a44c0f994162" office:value-type="string">
            <text:p>BOLIVAR DIGITAL</text:p>
          </table:table-cell>
          <table:table-cell table:style-name="odsStyleTableCell-afd1d4b1e0ba18d288f0a44c0f994162" office:value-type="string">
            <text:p>VES</text:p>
          </table:table-cell>
          <table:table-cell table:style-name="odsStyleTableCell-0f49ec1cf51f59bbad8a9618b334b86b" office:value-type="string">
            <text:p>0.18929</text:p>
          </table:table-cell>
          <table:table-cell table:style-name="odsStyleTableCell-0f49ec1cf51f59bbad8a9618b334b86b" office:value-type="string">
            <text:p>36.24020</text:p>
          </table:table-cell>
        </table:table-row>
        <table:table-row table:style-name="ro1">
          <table:table-cell table:style-name="odsStyleTableCell-afd1d4b1e0ba18d288f0a44c0f994162" office:value-type="string">
            <text:p>VIETNAM</text:p>
          </table:table-cell>
          <table:table-cell table:style-name="odsStyleTableCell-afd1d4b1e0ba18d288f0a44c0f994162" office:value-type="string">
            <text:p>DONG</text:p>
          </table:table-cell>
          <table:table-cell table:style-name="odsStyleTableCell-afd1d4b1e0ba18d288f0a44c0f994162" office:value-type="string">
            <text:p>VND</text:p>
          </table:table-cell>
          <table:table-cell table:style-name="odsStyleTableCell-0f49ec1cf51f59bbad8a9618b334b86b" office:value-type="string">
            <text:p>0.00028</text:p>
          </table:table-cell>
          <table:table-cell table:style-name="odsStyleTableCell-0f49ec1cf51f59bbad8a9618b334b86b" office:value-type="string">
            <text:p>24,780.50000</text:p>
          </table:table-cell>
        </table:table-row>
        <table:table-row table:style-name="ro1">
          <table:table-cell table:style-name="odsStyleTableCell-afd1d4b1e0ba18d288f0a44c0f994162" office:value-type="string">
            <text:p/>
          </table:table-cell>
          <table:table-cell table:style-name="odsStyleTableCell-afd1d4b1e0ba18d288f0a44c0f994162" office:value-type="string">
            <text:p>DERECHO ESPECIAL DE GIRO</text:p>
          </table:table-cell>
          <table:table-cell table:style-name="odsStyleTableCell-afd1d4b1e0ba18d288f0a44c0f994162" office:value-type="string">
            <text:p>USD/D.E.G.</text:p>
          </table:table-cell>
          <table:table-cell table:style-name="odsStyleTableCell-0f49ec1cf51f59bbad8a9618b334b86b" office:value-type="string">
            <text:p/>
          </table:table-cell>
          <table:table-cell table:style-name="odsStyleTableCell-0f49ec1cf51f59bbad8a9618b334b86b" office:value-type="string">
            <text:p>1.33039</text:p>
          </table:table-cell>
        </table:table-row>
        <table:table-row table:style-name="ro1">
          <table:table-cell table:style-name="odsStyleTableCell-afd1d4b1e0ba18d288f0a44c0f994162" office:value-type="string">
            <text:p/>
          </table:table-cell>
          <table:table-cell table:style-name="odsStyleTableCell-afd1d4b1e0ba18d288f0a44c0f994162" office:value-type="string">
            <text:p>UNIDAD DE FOMENTO DE VIVIENDA</text:p>
          </table:table-cell>
          <table:table-cell table:style-name="odsStyleTableCell-afd1d4b1e0ba18d288f0a44c0f994162" office:value-type="string">
            <text:p>Bs/UFV</text:p>
          </table:table-cell>
          <table:table-cell table:style-name="odsStyleTableCell-0f49ec1cf51f59bbad8a9618b334b86b" office:value-type="string">
            <text:p/>
          </table:table-cell>
          <table:table-cell table:style-name="odsStyleTableCell-0f49ec1cf51f59bbad8a9618b334b86b" office:value-type="string">
            <text:p>2.4856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7d1e13186491308b4f58590d9095bf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fd0952f332476b51647118136927ca29" office:value-type="string">
            <text:p> </text:p>
          </table:table-cell>
          <table:table-cell table:style-name="odsStyleTableCell-fd0952f332476b51647118136927ca29" office:value-type="string">
            <text:p>UNIDAD MONETARIA</text:p>
          </table:table-cell>
          <table:table-cell table:style-name="odsStyleTableCell-fd0952f332476b51647118136927ca29" office:value-type="string">
            <text:p>MONEDA</text:p>
          </table:table-cell>
          <table:table-cell table:style-name="odsStyleTableCell-fd0952f332476b51647118136927ca29" office:value-type="string">
            <text:p>TIPO DE CAMBIO EN M.E.</text:p>
          </table:table-cell>
        </table:table-row>
        <table:table-row table:style-name="ro1">
          <table:table-cell table:style-name="odsStyleTableCell-afd1d4b1e0ba18d288f0a44c0f994162" office:value-type="string">
            <text:p>ORO</text:p>
          </table:table-cell>
          <table:table-cell table:style-name="odsStyleTableCell-afd1d4b1e0ba18d288f0a44c0f994162" office:value-type="string">
            <text:p>ONZA TROY ORO</text:p>
          </table:table-cell>
          <table:table-cell table:style-name="odsStyleTableCell-afd1d4b1e0ba18d288f0a44c0f994162" office:value-type="string">
            <text:p>USD./O.T.F.</text:p>
          </table:table-cell>
          <table:table-cell table:style-name="odsStyleTableCell-0f49ec1cf51f59bbad8a9618b334b86b" office:value-type="string">
            <text:p>2,182.19000</text:p>
          </table:table-cell>
        </table:table-row>
        <table:table-row table:style-name="ro1">
          <table:table-cell table:style-name="odsStyleTableCell-afd1d4b1e0ba18d288f0a44c0f994162" office:value-type="string">
            <text:p>PLATA</text:p>
          </table:table-cell>
          <table:table-cell table:style-name="odsStyleTableCell-afd1d4b1e0ba18d288f0a44c0f994162" office:value-type="string">
            <text:p>ONZA TROY PLATA</text:p>
          </table:table-cell>
          <table:table-cell table:style-name="odsStyleTableCell-afd1d4b1e0ba18d288f0a44c0f994162" office:value-type="string">
            <text:p>USD./O.T.F.</text:p>
          </table:table-cell>
          <table:table-cell table:style-name="odsStyleTableCell-0f49ec1cf51f59bbad8a9618b334b86b" office:value-type="string">
            <text:p>24.774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7d1e13186491308b4f58590d9095bf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fd0952f332476b51647118136927ca29" office:value-type="string">
            <text:p> </text:p>
          </table:table-cell>
          <table:table-cell table:style-name="odsStyleTableCell-fd0952f332476b51647118136927ca29" office:value-type="string">
            <text:p>1 MES</text:p>
          </table:table-cell>
          <table:table-cell table:style-name="odsStyleTableCell-fd0952f332476b51647118136927ca29" office:value-type="string">
            <text:p>3 MESES</text:p>
          </table:table-cell>
          <table:table-cell table:style-name="odsStyleTableCell-fd0952f332476b51647118136927ca29" office:value-type="string">
            <text:p>6 MESES</text:p>
          </table:table-cell>
        </table:table-row>
        <table:table-row table:style-name="ro1">
          <table:table-cell table:style-name="odsStyleTableCell-c84aeacd3ffa055a12aff9fbdf1d9563" office:value-type="string">
            <text:p>TASA LIBOR(USD)</text:p>
          </table:table-cell>
          <table:table-cell table:style-name="odsStyleTableCell-0f49ec1cf51f59bbad8a9618b334b86b" office:value-type="string">
            <text:p>5.44</text:p>
          </table:table-cell>
          <table:table-cell table:style-name="odsStyleTableCell-0f49ec1cf51f59bbad8a9618b334b86b" office:value-type="string">
            <text:p>5.58</text:p>
          </table:table-cell>
          <table:table-cell table:style-name="odsStyleTableCell-0f49ec1cf51f59bbad8a9618b334b86b" office:value-type="string">
            <text:p>5.6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fd1d4b1e0ba18d288f0a44c0f99416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01</meta:creation-date>
    <meta:generator>ods générator</meta:generator>
    <dc:date>2024-10-18T20:18:01</dc:date>
    <meta:editing-duration>PT1S</meta:editing-duration>
    <meta:editing-cycles>1</meta:editing-cycles>
    <meta:document-statistic meta:table-count="1" meta:cell-count="4" meta:object-count="0"/>
  </office:meta>
</office:document-meta>
</file>